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 Bold1" svg:font-family="'Arial Bold'"/>
    <style:font-face style:name="Calibri" svg:font-family="Calibri"/>
    <style:font-face style:name="ヒラギノ角ゴ Pro W3" svg:font-family="'ヒラギノ角ゴ Pro W3'" style:font-family-generic="roman"/>
    <style:font-face style:name="Arial Bold" svg:font-family="'Arial Bold'" style:font-family-generic="swiss"/>
    <style:font-face style:name="Arial Italic" svg:font-family="'Arial Italic'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Kopf-_20_und_20_Fusszeilen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zxx" fo:country="none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P2" style:family="paragraph" style:parent-style-name="Aufzählungstext">
      <style:text-properties fo:language="en" fo:country="US"/>
    </style:style>
    <style:style style:name="P3" style:family="paragraph" style:parent-style-name="Aufzählungstext">
      <style:text-properties fo:language="en" fo:country="US" fo:font-style="italic" style:font-style-asian="italic"/>
    </style:style>
    <style:style style:name="P4" style:family="paragraph" style:parent-style-name="Aufzählungstext">
      <style:paragraph-properties fo:margin-left="1.588cm" fo:margin-right="0cm" fo:text-indent="-0.318cm" style:auto-text-indent="false"/>
      <style:text-properties style:text-position="-8% 100%" fo:language="en" fo:country="US" fo:font-style="italic" style:font-style-asian="italic"/>
    </style:style>
    <style:style style:name="P5" style:family="paragraph" style:parent-style-name="Title" style:master-page-name="Standard">
      <style:paragraph-properties fo:margin-top="0cm" fo:margin-bottom="1.341cm" fo:text-align="end" style:justify-single-word="false" style:page-number="auto"/>
      <style:text-properties fo:font-size="47pt" style:font-size-asian="47pt"/>
    </style:style>
    <style:style style:name="P6" style:family="paragraph" style:parent-style-name="Title">
      <style:paragraph-properties fo:break-before="page"/>
    </style:style>
    <style:style style:name="P7" style:family="paragraph" style:parent-style-name="Heading_20_1">
      <style:text-properties fo:language="en" fo:country="US"/>
    </style:style>
    <style:style style:name="P8" style:family="paragraph" style:parent-style-name="Text" style:list-style-name="WW8Num2">
      <style:paragraph-properties fo:margin-left="0cm" fo:margin-right="0cm" fo:margin-top="0cm" fo:margin-bottom="0cm" fo:text-indent="-0.318cm" style:auto-text-indent="false"/>
    </style:style>
    <style:style style:name="P9" style:family="paragraph" style:parent-style-name="Text" style:list-style-name="WW8Num2">
      <style:paragraph-properties fo:margin-left="0.953cm" fo:margin-right="0cm" fo:margin-top="0cm" fo:margin-bottom="0cm" fo:text-indent="-0.318cm" style:auto-text-indent="false"/>
    </style:style>
    <style:style style:name="P10" style:family="paragraph" style:parent-style-name="Aufzählungstext" style:list-style-name="WW8Num2">
      <style:paragraph-properties fo:margin-left="0cm" fo:margin-right="0cm" fo:text-indent="-0.318cm" style:auto-text-indent="false"/>
      <style:text-properties fo:language="en" fo:country="US"/>
    </style:style>
    <style:style style:name="P11" style:family="paragraph" style:parent-style-name="Aufzählungstext" style:list-style-name="WW8Num2">
      <style:paragraph-properties fo:margin-left="0cm" fo:margin-right="0cm" fo:text-indent="-0.318cm" style:auto-text-indent="false"/>
    </style:style>
    <style:style style:name="P12" style:family="paragraph" style:parent-style-name="Aufzählungstext" style:list-style-name="WW8Num2">
      <style:paragraph-properties fo:margin-left="0.953cm" fo:margin-right="0cm" fo:text-indent="-0.318cm" style:auto-text-indent="false"/>
    </style:style>
    <style:style style:name="P13" style:family="paragraph" style:parent-style-name="Aufzählungstext" style:list-style-name="WW8Num2">
      <style:paragraph-properties fo:margin-left="1.588cm" fo:margin-right="0cm" fo:text-indent="-0.318cm" style:auto-text-indent="false"/>
    </style:style>
    <style:style style:name="P14" style:family="paragraph" style:parent-style-name="Aufzählungstext" style:list-style-name="WW8Num2">
      <style:paragraph-properties fo:margin-left="2.223cm" fo:margin-right="0cm" fo:text-indent="-0.318cm" style:auto-text-indent="false"/>
      <style:text-properties fo:language="en" fo:country="US"/>
    </style:style>
    <style:style style:name="P15" style:family="paragraph" style:parent-style-name="Aufzählungstext" style:list-style-name="WW8Num2">
      <style:paragraph-properties fo:margin-left="2.223cm" fo:margin-right="0cm" fo:text-indent="-0.318cm" style:auto-text-indent="false"/>
    </style:style>
    <style:style style:name="P16" style:family="paragraph" style:parent-style-name="Aufzählungstext" style:list-style-name="WW8Num2">
      <style:paragraph-properties fo:margin-left="2.858cm" fo:margin-right="0cm" fo:text-indent="-0.318cm" style:auto-text-indent="false"/>
    </style:style>
    <style:style style:name="P17" style:family="paragraph" style:parent-style-name="Aufzählungstext" style:list-style-name="WW8Num2">
      <style:paragraph-properties fo:margin-left="2.858cm" fo:margin-right="0cm" fo:text-indent="-0.318cm" style:auto-text-indent="false"/>
      <style:text-properties fo:language="en" fo:country="US"/>
    </style:style>
    <style:style style:name="P18" style:family="paragraph" style:parent-style-name="Aufzählungstext" style:list-style-name="WW8Num2">
      <style:paragraph-properties fo:margin-left="3.493cm" fo:margin-right="0cm" fo:text-indent="-0.318cm" style:auto-text-indent="false"/>
    </style:style>
    <style:style style:name="P19" style:family="paragraph" style:parent-style-name="Aufzählungstext" style:list-style-name="WW8Num2">
      <style:paragraph-properties fo:margin-left="3.493cm" fo:margin-right="0cm" fo:text-indent="-0.318cm" style:auto-text-indent="false"/>
      <style:text-properties fo:language="en" fo:country="US"/>
    </style:style>
    <style:style style:name="P20" style:family="paragraph" style:parent-style-name="Aufzählungstext" style:list-style-name="WW8Num2">
      <style:paragraph-properties fo:margin-left="3.493cm" fo:margin-right="0cm" fo:text-indent="-0.318cm" style:auto-text-indent="false"/>
      <style:text-properties fo:language="en" fo:country="US" fo:font-style="italic" fo:font-weight="bold" style:font-style-asian="italic" style:font-weight-asian="bold"/>
    </style:style>
    <style:style style:name="P21" style:family="paragraph" style:parent-style-name="Aufzählungstext" style:list-style-name="WW8Num2">
      <style:paragraph-properties fo:margin-left="4.128cm" fo:margin-right="0cm" fo:text-indent="-0.318cm" style:auto-text-indent="false"/>
    </style:style>
    <style:style style:name="P22" style:family="paragraph" style:parent-style-name="Aufzählungstext" style:list-style-name="WW8Num2">
      <style:paragraph-properties fo:margin-left="4.763cm" fo:margin-right="0cm" fo:text-indent="-0.318cm" style:auto-text-indent="false"/>
    </style:style>
    <style:style style:name="P23" style:family="paragraph" style:parent-style-name="Aufzählungstext" style:list-style-name="WW8Num2">
      <style:paragraph-properties fo:margin-left="5.398cm" fo:margin-right="0cm" fo:text-indent="-0.318cm" style:auto-text-indent="false"/>
    </style:style>
    <style:style style:name="T1" style:family="text">
      <style:text-properties style:font-name="Arial Bold" style:font-name-asian="ヒラギノ角ゴ Pro W3"/>
    </style:style>
    <style:style style:name="T2" style:family="text">
      <style:text-properties style:font-name="Arial Italic" style:font-name-asian="ヒラギノ角ゴ Pro W3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/>
    </style:style>
    <style:style style:name="T5" style:family="text">
      <style:text-properties fo:language="en" fo:country="US" fo:font-style="italic" fo:font-weight="bold" style:font-style-asian="italic" style:font-weight-asian="bold"/>
    </style:style>
    <style:style style:name="T6" style:family="text">
      <style:text-properties fo:language="en" fo:country="US" fo:font-style="italic" style:font-style-asian="italic"/>
    </style:style>
    <style:style style:name="T7" style:family="text">
      <style:text-properties fo:language="en" fo:country="US" fo:font-style="italic" fo:font-weight="normal" style:font-style-asian="italic" style:font-weight-asian="normal"/>
    </style:style>
    <style:style style:name="T8" style:family="text">
      <style:text-properties fo:language="en" fo:country="US" fo:font-weight="normal" style:font-weight-asian="normal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color="#000000" style:font-name="Arial Bold1" fo:font-size="18pt" fo:font-weight="normal" fo:background-color="transparent" style:font-name-asian="Arial Bold1" style:font-name-complex="Arial Bold1"/>
    </style:style>
    <style:style style:name="T11" style:family="text">
      <style:text-properties style:use-window-font-color="true"/>
    </style:style>
    <style:style style:name="T12" style:family="text">
      <style:text-properties style:font-name="Calibri"/>
    </style:style>
    <style:style style:name="T13" style:family="text">
      <style:text-properties fo:font-size="11pt"/>
    </style:style>
    <style:style style:name="T14" style:family="text">
      <style:text-properties fo:font-weight="normal"/>
    </style:style>
    <style:style style:name="T15" style:family="text">
      <style:text-properties fo:background-color="transparent"/>
    </style:style>
    <style:style style:name="T16" style:family="text">
      <style:text-properties style:font-name-asian="Calibri"/>
    </style:style>
    <style:style style:name="T17" style:family="text">
      <style:text-properties style:font-name-complex="Calibri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ject guide</text:p>
      <text:p text:style-name="Title">MVC</text:p>
      <text:p text:style-name="Text">We developed our <text:span text:style-name="T1">Mancala</text:span> application according to the MVC (model-view-controller) pattern. Here is an overview over the corresponding classes.</text:p>
      <text:h text:style-name="Heading_20_1" text:outline-level="1">Model</text:h>
      <text:p text:style-name="Text">We modeled the <text:span text:style-name="T1">Mancala</text:span> in Fujaba. Therefore, the following classes belong to the model:</text:p>
      <text:list xml:id="list1622785241" text:style-name="WW8Num2">
        <text:list-item>
          <text:p text:style-name="P8">Player (represents a player of <text:span text:style-name="T1">Mancala</text:span>)</text:p>
        </text:list-item>
        <text:list-item>
          <text:p text:style-name="P8">Container (the superclass for anything that can contain seeds)</text:p>
          <text:list>
            <text:list-item>
              <text:p text:style-name="P9">Pit (extends <text:span text:style-name="T2">Container</text:span> to add reseeding abilities)</text:p>
            </text:list-item>
            <text:list-item>
              <text:p text:style-name="P9">Storage (the field that holds a player's score)</text:p>
            </text:list-item>
          </text:list>
        </text:list-item>
        <text:list-item>
          <text:p text:style-name="P8">Chain (lines up the fields accessible to its player)</text:p>
        </text:list-item>
        <text:list-item>
          <text:p text:style-name="P8">Link (one single part of the <text:span text:style-name="T2">Chain</text:span>, referring to a <text:span text:style-name="T2">Container</text:span>)</text:p>
        </text:list-item>
      </text:list>
      <text:h text:style-name="Heading_20_1" text:outline-level="1">View</text:h>
      <text:p text:style-name="Text">For creating the GUI (graphical user interface) we let IntelliJ IDEA support us.</text:p>
      <text:p text:style-name="Text">The classes we created are:</text:p>
      <text:list xml:id="list94600343" text:continue-numbering="true" text:style-name="WW8Num2">
        <text:list-item>
          <text:p text:style-name="P10">SwingView (the 'father of view', employs the other view classes)</text:p>
        </text:list-item>
        <text:list-item>
          <text:p text:style-name="P10">GameForm (displays the game board)</text:p>
        </text:list-item>
        <text:list-item>
          <text:p text:style-name="P10">NamesForm (takes the players' names for a new game)</text:p>
        </text:list-item>
        <text:list-item>
          <text:p text:style-name="P10">HistoryForm (displays a list of previous games)</text:p>
        </text:list-item>
        <text:list-item>
          <text:p text:style-name="P10">GameOverDialog (notifies about the end of the game)</text:p>
        </text:list-item>
      </text:list>
      <text:p text:style-name="P2"/>
      <text:p text:style-name="Text">To make <text:span text:style-name="T2">Mancala</text:span> aware of the view, we had to add the <text:span text:style-name="T2">View</text:span> class in our Fujaba class diagram:</text:p>
      <text:list xml:id="list502736468" text:continue-numbering="true" text:style-name="WW8Num2">
        <text:list-item>
          <text:p text:style-name="P8">View (Interface: a listener to things that happen in the registered mancala)</text:p>
        </text:list-item>
      </text:list>
      <text:h text:style-name="Heading_20_1" text:outline-level="1">Controller</text:h>
      <text:p text:style-name="Text">The controller of our <text:span text:style-name="T1">Mancala</text:span> application is the <text:span text:style-name="T2">Mancala</text:span> class, which:</text:p>
      <text:list xml:id="list983820825" text:continue-numbering="true" text:style-name="WW8Num2">
        <text:list-item>
          <text:p text:style-name="P10">initializes the game</text:p>
        </text:list-item>
        <text:list-item>
          <text:p text:style-name="P10">performs the reseeding, the game's main action</text:p>
        </text:list-item>
        <text:list-item>
          <text:p text:style-name="P10">and checks if the game is over</text:p>
        </text:list-item>
      </text:list>
      <text:p text:style-name="P2"/>
      <text:p text:style-name="Aufzählungstext"/>
      <text:p text:style-name="P6">CODE PATHS</text:p>
      <text:p text:style-name="Text">Although we paid high attention to creating self-explaining and nice code, it might not always be easy to understand what's going on. To ease the understanding of <text:span text:style-name="T1">Mancala</text:span>, we present a code guide for the most common actions.</text:p>
      <text:h text:style-name="Heading_20_1" text:outline-level="1">Start Mancala</text:h>
      <text:list xml:id="list1292677969" text:continue-numbering="true" text:style-name="WW8Num2">
        <text:list-item>
          <text:p text:style-name="P10">open the mancala.jar file</text:p>
          <text:list>
            <text:list-item>
              <text:p text:style-name="P12"><text:span text:style-name="T4">call </text:span><text:span text:style-name="T5">main</text:span><text:span text:style-name="T4"> in </text:span><text:span text:style-name="T5">SwingView</text:span></text:p>
              <text:list>
                <text:list-item>
                  <text:p text:style-name="P13"><text:span text:style-name="T3">create new </text:span><text:span text:style-name="T6">SwingView</text:span></text:p>
                  <text:list>
                    <text:list-item>
                      <text:p text:style-name="P14">set up the user interface</text:p>
                    </text:list-item>
                  </text:list>
                </text:list-item>
                <text:list-item>
                  <text:p text:style-name="P13"><text:span text:style-name="T3">create new </text:span><text:span text:style-name="T6">Mancala</text:span><text:span text:style-name="T3"> and pass it to the view</text:span></text:p>
                  <text:list>
                    <text:list-item>
                      <text:p text:style-name="P14">(does nothing yet)</text:p>
                    </text:list-item>
                  </text:list>
                </text:list-item>
                <text:list-item>
                  <text:p text:style-name="P13"><text:span text:style-name="T3">start the </text:span><text:span text:style-name="T6">SwingView</text:span></text:p>
                  <text:list>
                    <text:list-item>
                      <text:p text:style-name="P14">make the game board visible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1" text:outline-level="1">Start new game</text:h>
      <text:list xml:id="list1786722378" text:continue-numbering="true" text:style-name="WW8Num2">
        <text:list-item>
          <text:p text:style-name="P11"><text:span text:style-name="T3">select "</text:span><text:span text:style-name="T6">New Game</text:span><text:span text:style-name="T3">" from the menu</text:span></text:p>
          <text:list>
            <text:list-item>
              <text:p text:style-name="P12"><text:span text:style-name="T4">call </text:span><text:span text:style-name="T5">actionPerformed</text:span><text:span text:style-name="T4"> in </text:span><text:span text:style-name="T5">NewGameAction</text:span></text:p>
              <text:list>
                <text:list-item>
                  <text:p text:style-name="P13"><text:span text:style-name="T3">get the </text:span><text:span text:style-name="T6">player names</text:span><text:span text:style-name="T3"> and the </text:span><text:span text:style-name="T6">seeds-per-pit</text:span><text:span text:style-name="T3"> from the </text:span><text:span text:style-name="T6">mancala</text:span><text:span text:style-name="T3"> (if it is the first game in a row, all will be empty)</text:span></text:p>
                </text:list-item>
                <text:list-item>
                  <text:p text:style-name="P13"><text:span text:style-name="T3">pass this data to the new game dialog </text:span><text:span text:style-name="T6">NamesForm</text:span></text:p>
                </text:list-item>
              </text:list>
            </text:list-item>
          </text:list>
        </text:list-item>
      </text:list>
      <text:p text:style-name="P4"/>
      <text:list xml:id="list871841492" text:continue-numbering="true" text:style-name="WW8Num2">
        <text:list-item>
          <text:list>
            <text:list-item>
              <text:list>
                <text:list-item>
                  <text:p text:style-name="P13"><text:span text:style-name="T3">when the </text:span><text:span text:style-name="T6">NamesForm</text:span><text:span text:style-name="T3"> is closed, ask for its data</text:span></text:p>
                </text:list-item>
                <text:list-item>
                  <text:p text:style-name="P13"><text:span text:style-name="T3">if the </text:span><text:span text:style-name="T6">Start Game</text:span><text:span text:style-name="T3"> button has been pressed (else do nothing)</text:span></text:p>
                  <text:list>
                    <text:list-item>
                      <text:p text:style-name="P15"><text:span text:style-name="T3">remove players from the </text:span><text:span text:style-name="T6">mancala</text:span></text:p>
                    </text:list-item>
                    <text:list-item>
                      <text:p text:style-name="P14">add the new players</text:p>
                    </text:list-item>
                    <text:list-item>
                      <text:p text:style-name="P14">set the designated seeds-per-pit</text:p>
                    </text:list-item>
                    <text:list-item>
                      <text:p text:style-name="P15"><text:span text:style-name="T4">and let the </text:span><text:span text:style-name="T5">mancala</text:span><text:span text:style-name="T4"> set up a new game</text:span></text:p>
                      <text:list>
                        <text:list-item>
                          <text:p text:style-name="P16"><text:span text:style-name="T3">set up variables as </text:span><text:span text:style-name="T6">first player</text:span></text:p>
                        </text:list-item>
                        <text:list-item>
                          <text:p text:style-name="P16"><text:span text:style-name="T3">call </text:span><text:span text:style-name="T6">initContainers</text:span><text:span text:style-name="T3"> on each </text:span><text:span text:style-name="T6">Player</text:span></text:p>
                          <text:list>
                            <text:list-item>
                              <text:p text:style-name="P18"><text:span text:style-name="T3">give each player six </text:span><text:span text:style-name="T6">pits</text:span><text:span text:style-name="T3"> and one </text:span><text:span text:style-name="T6">storage</text:span></text:p>
                            </text:list-item>
                          </text:list>
                        </text:list-item>
                        <text:list-item>
                          <text:p text:style-name="P16"><text:span text:style-name="T3">call </text:span><text:span text:style-name="T6">initChain</text:span><text:span text:style-name="T3"> on each Player</text:span></text:p>
                          <text:list>
                            <text:list-item>
                              <text:p text:style-name="P18"><text:span text:style-name="T3">give each player the </text:span><text:span text:style-name="T6">pits</text:span><text:span text:style-name="T3"> and </text:span><text:span text:style-name="T6">storage</text:span><text:span text:style-name="T3"> he can put seeds to (i.e. this excludes the opposite's storage) and line them up, starting with the player's leftmost pit</text:span></text:p>
                            </text:list-item>
                          </text:list>
                        </text:list-item>
                        <text:list-item>
                          <text:p text:style-name="P16"><text:span text:style-name="T3">tell each </text:span><text:span text:style-name="T6">pit</text:span><text:span text:style-name="T3"> its </text:span><text:span text:style-name="T6">opposite pit</text:span><text:span text:style-name="T3"> (needed for capturing)</text:span></text:p>
                        </text:list-item>
                        <text:list-item>
                          <text:p text:style-name="P16"><text:span text:style-name="T3">set the player with the </text:span><text:span text:style-name="T6">previous winner</text:span><text:span text:style-name="T3">'s name as </text:span><text:span text:style-name="T6">current player</text:span><text:span text:style-name="T3"> (i.e. let him start the new game)</text:span></text:p>
                          <text:list>
                            <text:list-item>
                              <text:p text:style-name="P19">if that failed, just let first player begin</text:p>
                            </text:list-item>
                          </text:list>
                        </text:list-item>
                        <text:list-item>
                          <text:p text:style-name="P16"><text:span text:style-name="T4">call </text:span><text:span text:style-name="T5">afterInit</text:span><text:span text:style-name="T4"> on its view</text:span></text:p>
                          <text:list>
                            <text:list-item>
                              <text:p text:style-name="P18"><text:span text:style-name="T3">check if the </text:span><text:span text:style-name="T6">mancala's</text:span><text:span text:style-name="T3"> # of players and # pits/player conform to </text:span><text:span text:style-name="T6">SwingView</text:span><text:span text:style-name="T3"> (if not, raise an exception)</text:span></text:p>
                            </text:list-item>
                            <text:list-item>
                              <text:p text:style-name="P18"><text:span text:style-name="T3">assign a </text:span><text:span text:style-name="T6">ReseedAction</text:span><text:span text:style-name="T3"> as listener to each of the </text:span><text:span text:style-name="T6">pits</text:span></text:p>
                            </text:list-item>
                            <text:list-item>
                              <text:p text:style-name="P18"><text:span text:style-name="T3">assign a </text:span><text:span text:style-name="T6">StorageListener</text:span><text:span text:style-name="T3"> to each of the </text:span><text:span text:style-name="T6">storages</text:span></text:p>
                            </text:list-item>
                            <text:list-item>
                              <text:p text:style-name="P18"><text:span text:style-name="T3">call </text:span><text:span text:style-name="T6">updateReseedActionWantEnabled</text:span></text:p>
                              <text:list>
                                <text:list-item>
                                  <text:p text:style-name="P21"><text:soft-page-break/><text:span text:style-name="T4">call </text:span><text:span text:style-name="T5">setWantEnabled</text:span><text:span text:style-name="T4"> on all reseedActions</text:span><text:span text:style-name="T3"> (that is the listeners on the pits) – with </text:span><text:span text:style-name="T6">true</text:span><text:span text:style-name="T3"> for the </text:span><text:span text:style-name="T6">current player</text:span><text:span text:style-name="T3">'s pits and </text:span><text:span text:style-name="T6">false</text:span><text:span text:style-name="T3"> for the other player's pits</text:span></text:p>
                                  <text:list>
                                    <text:list-item>
                                      <text:p text:style-name="P22"><text:span text:style-name="T3">if the given boolean value is new, assign it to the </text:span><text:span text:style-name="T6">ReseedAction</text:span><text:span text:style-name="T3">'s attribute and call </text:span><text:span text:style-name="T6">updateEnabled</text:span></text:p>
                                      <text:list>
                                        <text:list-item>
                                          <text:p text:style-name="P23"><text:span text:style-name="T3">enable the </text:span><text:span text:style-name="T6">ReseedAction</text:span><text:span text:style-name="T3"> if there's a game running AND it wants to be enabled, else disable it (since this is an </text:span><text:span text:style-name="T6">action</text:span><text:span text:style-name="T3">, the button will accordingly be enabled)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8"><text:span text:style-name="T3">set the </text:span><text:span text:style-name="T6">status</text:span><text:span text:style-name="T3"> to "‹</text:span><text:span text:style-name="T6">current player</text:span><text:span text:style-name="T3">› begins."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h text:style-name="P7" text:outline-level="1">Reseed</text:h>
      <text:list xml:id="list451703010" text:continue-numbering="true" text:style-name="WW8Num2">
        <text:list-item>
          <text:p text:style-name="P11"><text:span text:style-name="T3">press a </text:span><text:span text:style-name="T6">pit</text:span></text:p>
          <text:list>
            <text:list-item>
              <text:p text:style-name="P12"><text:span text:style-name="T3">call </text:span><text:span text:style-name="T6">actionPerformed</text:span><text:span text:style-name="T3"> in </text:span><text:span text:style-name="T6">ReseedAction</text:span></text:p>
              <text:list>
                <text:list-item>
                  <text:p text:style-name="P13"><text:span text:style-name="T4">call </text:span><text:span text:style-name="T5">reseed</text:span><text:span text:style-name="T4"> on the </text:span><text:span text:style-name="T5">mancala </text:span><text:span text:style-name="T8">with the pressed </text:span><text:span text:style-name="T7">pit</text:span></text:p>
                  <text:list>
                    <text:list-item>
                      <text:p text:style-name="P15"><text:span text:style-name="T3">ensure the </text:span><text:span text:style-name="T6">pit</text:span><text:span text:style-name="T3"> belongs to the </text:span><text:span text:style-name="T6">current player</text:span><text:span text:style-name="T3"> and is not empty</text:span></text:p>
                    </text:list-item>
                    <text:list-item>
                      <text:p text:style-name="P15"><text:span text:style-name="T4">call </text:span><text:span text:style-name="T5">beforeReseed</text:span><text:span text:style-name="T4"> on its </text:span><text:span text:style-name="T5">view</text:span></text:p>
                      <text:list>
                        <text:list-item>
                          <text:p text:style-name="P16"><text:span text:style-name="T3">save the </text:span><text:span text:style-name="T6">current player</text:span><text:span text:style-name="T3">, his score and the other player's score</text:span></text:p>
                        </text:list-item>
                      </text:list>
                    </text:list-item>
                    <text:list-item>
                      <text:p text:style-name="P15"><text:span text:style-name="T4">call </text:span><text:span text:style-name="T5">reseed</text:span><text:span text:style-name="T4"> on the </text:span><text:span text:style-name="T5">pit</text:span></text:p>
                      <text:list>
                        <text:list-item>
                          <text:p text:style-name="P16"><text:span text:style-name="T3">empty the </text:span><text:span text:style-name="T6">pit</text:span></text:p>
                        </text:list-item>
                        <text:list-item>
                          <text:p text:style-name="P16"><text:span text:style-name="T3">find the </text:span><text:span text:style-name="T6">pit</text:span><text:span text:style-name="T3"> in the </text:span><text:span text:style-name="T6">player</text:span><text:span text:style-name="T3">'s </text:span><text:span text:style-name="T6">chain</text:span></text:p>
                        </text:list-item>
                        <text:list-item>
                          <text:p text:style-name="P16"><text:span text:style-name="T3">increase the values of each </text:span><text:span text:style-name="T6">container</text:span><text:span text:style-name="T3"> in the </text:span><text:span text:style-name="T6">chain</text:span><text:span text:style-name="T3"> by one for each seed that was in the </text:span><text:span text:style-name="T6">pit</text:span></text:p>
                        </text:list-item>
                        <text:list-item>
                          <text:p text:style-name="P16"><text:span text:style-name="T3">return the </text:span><text:span text:style-name="T6">container</text:span><text:span text:style-name="T3"> where the last seed was put</text:span></text:p>
                        </text:list-item>
                      </text:list>
                    </text:list-item>
                    <text:list-item>
                      <text:p text:style-name="P15"><text:span text:style-name="T3">save the returned </text:span><text:span text:style-name="T6">container</text:span><text:span text:style-name="T3"> as </text:span><text:span text:style-name="T6">last</text:span></text:p>
                    </text:list-item>
                    <text:list-item>
                      <text:p text:style-name="P15"><text:span text:style-name="T3">if the last seed ended up in the on of the </text:span><text:span text:style-name="T6">player'</text:span><text:span text:style-name="T3">s empty </text:span><text:span text:style-name="T6">pits</text:span></text:p>
                      <text:list>
                        <text:list-item>
                          <text:p text:style-name="P16"><text:span text:style-name="T3">take the seeds from </text:span><text:span text:style-name="T6">last</text:span><text:span text:style-name="T3"> and its </text:span><text:span text:style-name="T6">opposite pit</text:span></text:p>
                        </text:list-item>
                        <text:list-item>
                          <text:p text:style-name="P16"><text:span text:style-name="T3">add these to the </text:span><text:span text:style-name="T6">player</text:span><text:span text:style-name="T3">'s </text:span><text:span text:style-name="T6">storage</text:span></text:p>
                        </text:list-item>
                      </text:list>
                    </text:list-item>
                    <text:list-item>
                      <text:p text:style-name="P15"><text:span text:style-name="T3">call </text:span><text:span text:style-name="T6">checkWinner</text:span></text:p>
                      <text:list>
                        <text:list-item>
                          <text:p text:style-name="P16"><text:span text:style-name="T3">call </text:span><text:span text:style-name="T6">isOver</text:span></text:p>
                          <text:list>
                            <text:list-item>
                              <text:p text:style-name="P18"><text:span text:style-name="T3">check for each </text:span><text:span text:style-name="T6">player</text:span><text:span text:style-name="T3"> if all of his </text:span><text:span text:style-name="T6">pits</text:span><text:span text:style-name="T3"> are empty</text:span></text:p>
                            </text:list-item>
                            <text:list-item>
                              <text:p text:style-name="P18"><text:span text:style-name="T3">if such a </text:span><text:span text:style-name="T6">player</text:span><text:span text:style-name="T3"> is found, return true, else false</text:span></text:p>
                            </text:list-item>
                          </text:list>
                        </text:list-item>
                        <text:list-item>
                          <text:p text:style-name="P17">exit if the game is still running</text:p>
                        </text:list-item>
                        <text:list-item>
                          <text:p text:style-name="P16"><text:span text:style-name="T3">find the </text:span><text:span text:style-name="T6">player</text:span><text:span text:style-name="T3"> with the highest </text:span><text:span text:style-name="T6">score</text:span><text:span text:style-name="T3"> (null if there are players with the same high score)</text:span></text:p>
                        </text:list-item>
                        <text:list-item>
                          <text:p text:style-name="P16"><text:span text:style-name="T3">forget the former </text:span><text:span text:style-name="T6">previousWinner</text:span></text:p>
                        </text:list-item>
                        <text:list-item>
                          <text:p text:style-name="P16"><text:span text:style-name="T3">remember the new </text:span><text:span text:style-name="T6">winner</text:span><text:span text:style-name="T3"> (or null)</text:span></text:p>
                        </text:list-item>
                      </text:list>
                    </text:list-item>
                    <text:list-item>
                      <text:p text:style-name="P15"><text:span text:style-name="T4">call </text:span><text:span text:style-name="T5">afterReseed</text:span><text:span text:style-name="T4"> on its </text:span><text:span text:style-name="T5">view</text:span></text:p>
                      <text:list>
                        <text:list-item>
                          <text:p text:style-name="P16"><text:span text:style-name="T3">call </text:span><text:span text:style-name="T6">updateReseedActionWantEnabled</text:span></text:p>
                          <text:list>
                            <text:list-item>
                              <text:p text:style-name="P20">see above in Start new game</text:p>
                            </text:list-item>
                          </text:list>
                        </text:list-item>
                        <text:list-item>
                          <text:p text:style-name="P16"><text:span text:style-name="T3">get the </text:span><text:span text:style-name="T6">current player</text:span><text:span text:style-name="T3">'s score and his score difference</text:span></text:p>
                        </text:list-item>
                        <text:list-item>
                          <text:p text:style-name="P16"><text:span text:style-name="T3">compose and set </text:span><text:span text:style-name="T6">status</text:span><text:span text:style-name="T3"> message</text:span></text:p>
                        </text:list-item>
                        <text:list-item>
                          <text:p text:style-name="P17">if the game is over</text:p>
                          <text:list>
                            <text:list-item>
                              <text:p text:style-name="P18"><text:span text:style-name="T3">write to the game </text:span><text:span text:style-name="T6">history</text:span><text:span text:style-name="T3"> file</text:span></text:p>
                            </text:list-item>
                            <text:list-item>
                              <text:p text:style-name="P18"><text:span text:style-name="T3">display </text:span><text:span text:style-name="T6">GameOverDialog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h text:style-name="Heading_20_1" text:outline-level="1">View history</text:h>
      <text:list xml:id="list110467372" text:continue-numbering="true" text:style-name="WW8Num2">
        <text:list-item>
          <text:p text:style-name="P11"><text:span text:style-name="T3">select "</text:span><text:span text:style-name="T6">History</text:span><text:span text:style-name="T3">" from the menu</text:span></text:p>
          <text:list>
            <text:list-item>
              <text:p text:style-name="P12"><text:soft-page-break/><text:span text:style-name="T3">call </text:span><text:span text:style-name="T6">actionPerformed</text:span><text:span text:style-name="T3"> on the history menu item's actionListener</text:span></text:p>
              <text:list>
                <text:list-item>
                  <text:p text:style-name="P13"><text:span text:style-name="T3">display a new </text:span><text:span text:style-name="T6">HistoryView</text:span></text:p>
                  <text:list>
                    <text:list-item>
                      <text:p text:style-name="P14">(set some displaying related things)</text:p>
                    </text:list-item>
                    <text:list-item>
                      <text:p text:style-name="P15"><text:span text:style-name="T4">call </text:span><text:span text:style-name="T5">readAllReverse</text:span><text:span text:style-name="T4"> on </text:span><text:span text:style-name="T5">HistoryHelper</text:span></text:p>
                      <text:list>
                        <text:list-item>
                          <text:p text:style-name="P16"><text:span text:style-name="T3">open the file </text:span><text:span text:style-name="T6">mancala_hist.txt</text:span><text:span text:style-name="T3"> </text:span></text:p>
                        </text:list-item>
                        <text:list-item>
                          <text:p text:style-name="P17">put all lines into one string, the last line to the beginning, then the second last etc.</text:p>
                        </text:list-item>
                        <text:list-item>
                          <text:p text:style-name="P17">return the content of the history file or null if there was nothing to read</text:p>
                        </text:list-item>
                      </text:list>
                    </text:list-item>
                    <text:list-item>
                      <text:p text:style-name="P15"><text:span text:style-name="T3">set the </text:span><text:span text:style-name="T6">textArea</text:span><text:span text:style-name="T3">'s text to the return String or an </text:span><text:span text:style-name="T6">empty</text:span><text:span text:style-name="T3">-</text:span><text:span text:style-name="T6">message</text:span><text:span text:style-name="T3"> if null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 Bold1" svg:font-family="'Arial Bold'"/>
    <style:font-face style:name="Calibri" svg:font-family="Calibri"/>
    <style:font-face style:name="ヒラギノ角ゴ Pro W3" svg:font-family="'ヒラギノ角ゴ Pro W3'" style:font-family-generic="roman"/>
    <style:font-face style:name="Arial Bold" svg:font-family="'Arial Bold'" style:font-family-generic="swiss"/>
    <style:font-face style:name="Arial Italic" svg:font-family="'Arial Italic'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Kopf-_20_und_20_Fusszeilen" style:display-name="Kopf- und Fusszeilen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0pt" fo:letter-spacing="normal" fo:language="de" fo:country="DE" fo:font-style="normal" style:text-underline-style="none" fo:font-weight="normal" style:letter-kerning="true" fo:background-color="transparent" style:font-name-asian="ヒラギノ角ゴ Pro W3" style:font-size-asian="10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Title" style:family="paragraph" style:next-style-name="Text" style:class="chapter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 Bold" fo:font-size="28pt" fo:letter-spacing="normal" fo:language="en" fo:country="US" fo:font-style="normal" style:text-underline-style="none" fo:font-weight="normal" style:letter-kerning="true" fo:background-color="transparent" style:font-name-asian="ヒラギノ角ゴ Pro W3" style:font-size-asian="28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ext" style:family="paragraph" style:class="extra">
      <style:paragraph-properties fo:margin-left="0cm" fo:margin-right="0cm" fo:margin-top="0cm" fo:margin-bottom="0.353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" fo:font-size="12pt" fo:letter-spacing="normal" fo:language="en" fo:country="US" fo:font-style="normal" style:text-underline-style="none" fo:font-weight="normal" style:letter-kerning="true" fo:background-color="transparent" style:font-name-asian="ヒラギノ角ゴ Pro W3" style:font-size-asian="12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Heading_20_1" style:display-name="Heading 1" style:family="paragraph" style:next-style-name="Text" style:default-outline-level="1" style:class="text">
      <style:paragraph-properties fo:margin-left="0cm" fo:margin-right="0cm" fo:margin-top="0.706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 Bold" fo:font-size="18pt" fo:letter-spacing="normal" fo:language="en" fo:country="US" fo:font-style="normal" style:text-underline-style="none" fo:font-weight="normal" style:letter-kerning="true" fo:background-color="transparent" style:font-name-asian="ヒラギノ角ゴ Pro W3" style:font-size-asian="18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Aufzählungstext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de" fo:country="DE" fo:font-style="normal" style:text-underline-style="none" fo:font-weight="normal" style:letter-kerning="true" fo:background-color="transparent" style:font-name-asian="ヒラギノ角ゴ Pro W3" style:font-size-asian="12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>
      <style:text-properties style:text-position="-8% 100%"/>
    </style:style>
    <style:style style:name="WW8Num2z0" style:family="text">
      <style:text-properties style:text-position="-8% 100%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margin-left="0.318cm"/>
        </style:list-level-properties>
        <style:text-properties style:font-name="Times New Roman"/>
      </text:list-level-style-bullet>
      <text:list-level-style-bullet text:level="2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0.635cm" fo:margin-left="0.318cm"/>
        </style:list-level-properties>
        <style:text-properties style:font-name="Times New Roman"/>
      </text:list-level-style-bullet>
      <text:list-level-style-bullet text:level="3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1.27cm" fo:margin-left="0.318cm"/>
        </style:list-level-properties>
        <style:text-properties style:font-name="Times New Roman"/>
      </text:list-level-style-bullet>
      <text:list-level-style-bullet text:level="4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1.905cm" fo:margin-left="0.318cm"/>
        </style:list-level-properties>
        <style:text-properties style:font-name="Times New Roman"/>
      </text:list-level-style-bullet>
      <text:list-level-style-bullet text:level="5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2.54cm" fo:margin-left="0.318cm"/>
        </style:list-level-properties>
        <style:text-properties style:font-name="Times New Roman"/>
      </text:list-level-style-bullet>
      <text:list-level-style-bullet text:level="6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3.175cm" fo:margin-left="0.318cm"/>
        </style:list-level-properties>
        <style:text-properties style:font-name="Times New Roman"/>
      </text:list-level-style-bullet>
      <text:list-level-style-bullet text:level="7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3.81cm" fo:margin-left="0.318cm"/>
        </style:list-level-properties>
        <style:text-properties style:font-name="Times New Roman"/>
      </text:list-level-style-bullet>
      <text:list-level-style-bullet text:level="8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4.445cm" fo:margin-left="0.318cm"/>
        </style:list-level-properties>
        <style:text-properties style:font-name="Times New Roman"/>
      </text:list-level-style-bullet>
      <text:list-level-style-bullet text:level="9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5.08cm" fo:margin-left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margin-left="0.318cm"/>
        </style:list-level-properties>
        <style:text-properties style:font-name="Times New Roman"/>
      </text:list-level-style-bullet>
      <text:list-level-style-bullet text:level="2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0.635cm" fo:margin-left="0.318cm"/>
        </style:list-level-properties>
        <style:text-properties style:font-name="Times New Roman"/>
      </text:list-level-style-bullet>
      <text:list-level-style-bullet text:level="3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1.27cm" fo:margin-left="0.318cm"/>
        </style:list-level-properties>
        <style:text-properties style:font-name="Times New Roman"/>
      </text:list-level-style-bullet>
      <text:list-level-style-bullet text:level="4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1.905cm" fo:margin-left="0.318cm"/>
        </style:list-level-properties>
        <style:text-properties style:font-name="Times New Roman"/>
      </text:list-level-style-bullet>
      <text:list-level-style-bullet text:level="5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2.54cm" fo:margin-left="0.318cm"/>
        </style:list-level-properties>
        <style:text-properties style:font-name="Times New Roman"/>
      </text:list-level-style-bullet>
      <text:list-level-style-bullet text:level="6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3.175cm" fo:margin-left="0.318cm"/>
        </style:list-level-properties>
        <style:text-properties style:font-name="Times New Roman"/>
      </text:list-level-style-bullet>
      <text:list-level-style-bullet text:level="7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3.81cm" fo:margin-left="0.318cm"/>
        </style:list-level-properties>
        <style:text-properties style:font-name="Times New Roman"/>
      </text:list-level-style-bullet>
      <text:list-level-style-bullet text:level="8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4.445cm" fo:margin-left="0.318cm"/>
        </style:list-level-properties>
        <style:text-properties style:font-name="Times New Roman"/>
      </text:list-level-style-bullet>
      <text:list-level-style-bullet text:level="9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5.08cm" fo:margin-left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Kopf-_20_und_20_Fusszeilen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zxx" fo:country="none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page-layout style:name="Mpm1">
      <style:page-layout-properties fo:page-width="21.001cm" fo:page-height="29.7cm" style:num-format="1" style:print-orientation="landscape" fo:margin-top="1.251cm" fo:margin-bottom="1.499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1.001cm" fo:page-height="29.7cm" style:num-format="1" style:print-orientation="landscape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MP1"/>
      </style:header-left>
      <style:footer>
        <text:p text:style-name="MP1"/>
      </style:footer>
      <style:footer-left>
        <text:p text:style-name="MP1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  <dc:date>2010-11-30T23:49:04</dc:date>
    <meta:editing-duration>PT00H32M11S</meta:editing-duration>
    <meta:editing-cycles>4</meta:editing-cycles>
    <meta:document-statistic meta:table-count="0" meta:image-count="0" meta:object-count="0" meta:page-count="4" meta:paragraph-count="107" meta:word-count="967" meta:character-count="5139"/>
  </office:meta>
</office:document-meta>
</file>